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10.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10.7cm"/>
    </style:style>
    <style:style style:name="gr3" style:family="graphic" style:parent-style-name="standard">
      <style:graphic-properties draw:textarea-horizontal-align="justify" draw:textarea-vertical-align="middle" draw:auto-grow-height="false" fo:min-height="0.464cm" fo:min-width="0.284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8.5cm"/>
    </style:style>
    <style:style style:name="gr5" style:family="graphic" style:parent-style-name="standard">
      <style:graphic-properties draw:textarea-horizontal-align="justify" draw:textarea-vertical-align="middle" draw:auto-grow-height="false" fo:min-height="13.75cm" fo:min-width="10.6cm"/>
    </style:style>
    <style:style style:name="gr6" style:family="graphic" style:parent-style-name="standard">
      <style:graphic-properties draw:textarea-horizontal-align="justify" draw:textarea-vertical-align="middle" draw:auto-grow-height="false" fo:min-height="4.75cm" fo:min-width="9.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5cm" fo:min-width="9.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74cm" fo:min-width="1.33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85cm" fo:min-width="8.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246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15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cm" svg:height="1.5cm" svg:x="5cm" svg:y="1.3cm">
          <text:p text:style-name="P1">Welco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2cm" svg:height="1.6cm" svg:x="5.1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cm" svg:height="1cm" svg:x="5.5cm" svg:y="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" draw:text-style-name="P1" draw:layer="layout" svg:width="9cm" svg:height="1cm" svg:x="6.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.1cm" svg:height="14cm" svg:x="5.2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1cm" svg:height="5cm" svg:x="5.7cm" svg:y="7.3cm">
          <text:p text:style-name="P1">Incomplete on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9cm" svg:height="4.8cm" svg:x="5.8cm" svg:y="13.3cm">
          <text:p text:style-name="P1">Completed on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cm" svg:height="0.3cm" svg:x="5.6cm" svg:y="19.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99cm" svg:height="0.6cm" svg:x="12.901cm" svg:y="18.6cm">
          <text:p text:style-name="P1">Clear 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cm" svg:height="0.3cm" svg:x="13.001cm" svg:y="2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cm" svg:height="0.3cm" svg:x="14.001cm" svg:y="2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cm" svg:height="0.3cm" svg:x="14.901cm" svg:y="2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9.3cm" svg:height="1.1cm" svg:x="6.1cm" svg:y="7.8cm">
          <text:p text:style-name="P1">Task description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cm" svg:height="0.7cm" svg:x="6.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cm" svg:height="0.7cm" svg:x="14.5cm" svg:y="8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custom-shape draw:style-name="gr14" draw:text-style-name="P1" draw:layer="layout" svg:width="0.2cm" svg:height="1cm" svg:x="6.3cm" svg:y="7.8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4.3cm" svg:height="1.673cm" svg:x="2.5cm" svg:y="21.6cm">
          <draw:text-box>
            <text:p>Incomplete count</text:p>
          </draw:text-box>
        </draw:frame>
        <draw:frame draw:style-name="gr16" draw:text-style-name="P2" draw:layer="layout" svg:width="2.1cm" svg:height="1.3cm" svg:x="8.2cm" svg:y="21.9cm">
          <draw:text-box>
            <text:p>All</text:p>
          </draw:text-box>
        </draw:frame>
        <draw:frame draw:style-name="gr17" draw:text-style-name="P2" draw:layer="layout" svg:width="4.4cm" svg:height="1cm" svg:x="10.8cm" svg:y="22.2cm">
          <draw:text-box>
            <text:p>completed</text:p>
          </draw:text-box>
        </draw:frame>
        <draw:frame draw:style-name="gr18" draw:text-style-name="P2" draw:layer="layout" svg:width="5cm" svg:height="0.962cm" svg:x="15.3cm" svg:y="22.1cm">
          <draw:text-box>
            <text:p>incompleted</text:p>
          </draw:text-box>
        </draw:frame>
        <draw:line draw:style-name="gr19" draw:text-style-name="P3" draw:layer="layout" svg:x1="3.9cm" svg:y1="21.6cm" svg:x2="5.6cm" svg:y2="20.1cm">
          <text:p/>
        </draw:line>
        <draw:line draw:style-name="gr19" draw:text-style-name="P3" draw:layer="layout" svg:x1="9.2cm" svg:y1="22cm" svg:x2="12.9cm" svg:y2="20.3cm">
          <text:p/>
        </draw:line>
        <draw:line draw:style-name="gr19" draw:text-style-name="P3" draw:layer="layout" svg:x1="12.8cm" svg:y1="22.4cm" svg:x2="14.2cm" svg:y2="20.6cm">
          <text:p/>
        </draw:line>
        <draw:line draw:style-name="gr19" draw:text-style-name="P3" draw:layer="layout" svg:x1="16.6cm" svg:y1="22.3cm" svg:x2="15.5cm" svg:y2="20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12:41:53.139705405</meta:creation-date>
    <meta:generator>LibreOffice/6.3.6.2$Linux_X86_64 LibreOffice_project/30$Build-2</meta:generator>
    <dc:date>2020-06-21T16:15:56.149128622</dc:date>
    <meta:editing-duration>PT2H11M41S</meta:editing-duration>
    <meta:editing-cycles>1</meta:editing-cycles>
    <meta:document-statistic meta:object-count="24"/>
  </office:meta>
</office:document-meta>
</file>